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2528in" style:rel-column-width="21319*"/>
    </style:style>
    <style:style style:name="Table2.B" style:family="table-column">
      <style:table-column-properties style:column-width="4.6722in" style:rel-column-width="44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896in" style:rel-column-width="15989*"/>
    </style:style>
    <style:style style:name="Table1.B" style:family="table-column">
      <style:table-column-properties style:column-width="1.684in" style:rel-column-width="15936*"/>
    </style:style>
    <style:style style:name="Table1.C" style:family="table-column">
      <style:table-column-properties style:column-width="3.5514in"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b075" officeooo:paragraph-rsid="0098b075"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9"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10"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11" style:family="paragraph" style:parent-style-name="Text_20_body">
      <style:text-properties fo:language="de" fo:country="DE"/>
    </style:style>
    <style:style style:name="P12" style:family="paragraph" style:parent-style-name="Text_20_body">
      <style:text-properties fo:language="de" fo:country="DE" fo:font-style="italic" officeooo:rsid="0045836a" officeooo:paragraph-rsid="00470e68" style:font-style-asian="italic" style:font-style-complex="italic"/>
    </style:style>
    <style:style style:name="P13" style:family="paragraph" style:parent-style-name="Text_20_body">
      <style:text-properties fo:language="de" fo:country="DE" fo:font-style="italic" officeooo:rsid="005afe73" officeooo:paragraph-rsid="005afe73" style:font-style-asian="italic" style:font-style-complex="italic"/>
    </style:style>
    <style:style style:name="P14" style:family="paragraph" style:parent-style-name="Text_20_body">
      <style:text-properties fo:language="de" fo:country="DE" fo:font-style="italic" officeooo:rsid="00337415" officeooo:paragraph-rsid="00337415" style:font-style-asian="italic" style:font-style-complex="italic"/>
    </style:style>
    <style:style style:name="P15" style:family="paragraph" style:parent-style-name="Text_20_body">
      <style:text-properties fo:language="de" fo:country="DE" fo:font-style="italic" officeooo:rsid="0039fb76" officeooo:paragraph-rsid="0039fb76" style:font-style-asian="italic" style:font-style-complex="italic"/>
    </style:style>
    <style:style style:name="P16" style:family="paragraph" style:parent-style-name="Text_20_body">
      <style:text-properties fo:language="de" fo:country="DE" fo:font-style="italic" officeooo:rsid="003d9314" officeooo:paragraph-rsid="003d9314" style:font-style-asian="italic" style:font-style-complex="italic"/>
    </style:style>
    <style:style style:name="P17" style:family="paragraph" style:parent-style-name="Text_20_body">
      <style:text-properties fo:language="de" fo:country="DE" fo:font-style="italic" officeooo:rsid="0040f60b" officeooo:paragraph-rsid="00412fea" style:font-style-asian="italic" style:font-style-complex="italic"/>
    </style:style>
    <style:style style:name="P18" style:family="paragraph" style:parent-style-name="Text_20_body">
      <style:text-properties fo:language="de" fo:country="DE" officeooo:rsid="0001f9fe" officeooo:paragraph-rsid="0001f9fe"/>
    </style:style>
    <style:style style:name="P19" style:family="paragraph" style:parent-style-name="Text_20_body">
      <style:text-properties fo:language="de" fo:country="DE" fo:font-style="normal" officeooo:rsid="004d2e47" officeooo:paragraph-rsid="004d2e47" style:font-style-asian="normal" style:font-style-complex="normal"/>
    </style:style>
    <style:style style:name="P20" style:family="paragraph" style:parent-style-name="Text_20_body">
      <style:text-properties fo:language="de" fo:country="DE" officeooo:rsid="0042c570" officeooo:paragraph-rsid="0042c570"/>
    </style:style>
    <style:style style:name="P21" style:family="paragraph" style:parent-style-name="Text_20_body">
      <style:text-properties fo:language="de" fo:country="DE" officeooo:rsid="00412fea" officeooo:paragraph-rsid="0042c570"/>
    </style:style>
    <style:style style:name="P22"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3"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4"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5"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6"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7"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28"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29"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0"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2"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3"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5"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36"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37"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38"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9"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0"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1"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2"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3" style:family="paragraph" style:parent-style-name="Text_20_body">
      <style:text-properties fo:color="#3465a4" loext:opacity="100%" fo:language="de" fo:country="DE" fo:font-style="italic" officeooo:paragraph-rsid="0090a755" style:font-style-asian="italic" style:font-style-complex="italic"/>
    </style:style>
    <style:style style:name="P44"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5" style:family="paragraph" style:parent-style-name="Text_20_body">
      <style:text-properties fo:color="#3465a4" loext:opacity="100%" fo:language="de" fo:country="DE" officeooo:rsid="00412fea" officeooo:paragraph-rsid="0042c570"/>
    </style:style>
    <style:style style:name="P46" style:family="paragraph" style:parent-style-name="Text_20_body">
      <style:text-properties fo:color="#3465a4" loext:opacity="100%" fo:language="de" fo:country="DE" officeooo:rsid="004ec6fa" officeooo:paragraph-rsid="004ec6fa"/>
    </style:style>
    <style:style style:name="P47" style:family="paragraph" style:parent-style-name="Text_20_body">
      <style:text-properties fo:color="#314004" loext:opacity="100%" fo:language="de" fo:country="DE" fo:font-style="italic" officeooo:rsid="0098b075" officeooo:paragraph-rsid="0098b075" style:font-style-asian="italic" style:font-style-complex="italic"/>
    </style:style>
    <style:style style:name="P48" style:family="paragraph" style:parent-style-name="Text_20_body">
      <style:text-properties fo:color="#314004" loext:opacity="100%" fo:language="de" fo:country="DE" fo:font-style="italic" officeooo:rsid="0099d425" officeooo:paragraph-rsid="0099d425" style:font-style-asian="italic" style:font-style-complex="italic"/>
    </style:style>
    <style:style style:name="P49" style:family="paragraph" style:parent-style-name="Text_20_body">
      <style:paragraph-properties fo:break-before="page"/>
      <style:text-properties fo:language="de" fo:country="DE" fo:font-style="italic" style:font-style-asian="italic" style:font-style-complex="italic"/>
    </style:style>
    <style:style style:name="P50" style:family="paragraph" style:parent-style-name="Heading_20_1">
      <style:text-properties fo:language="de" fo:country="DE"/>
    </style:style>
    <style:style style:name="P51" style:family="paragraph" style:parent-style-name="Heading_20_1" style:list-style-name="">
      <style:text-properties fo:language="de" fo:country="DE" officeooo:paragraph-rsid="000040ca"/>
    </style:style>
    <style:style style:name="P52" style:family="paragraph" style:parent-style-name="Heading_20_1">
      <style:text-properties fo:language="de" fo:country="DE" officeooo:paragraph-rsid="000040ca"/>
    </style:style>
    <style:style style:name="P53" style:family="paragraph" style:parent-style-name="Heading_20_3">
      <style:text-properties fo:language="de" fo:country="DE"/>
    </style:style>
    <style:style style:name="P54" style:family="paragraph" style:parent-style-name="Heading_20_3">
      <style:text-properties fo:language="de" fo:country="DE" officeooo:rsid="00973f52" officeooo:paragraph-rsid="00973f52"/>
    </style:style>
    <style:style style:name="P55" style:family="paragraph" style:parent-style-name="Heading_20_3">
      <style:text-properties fo:language="de" fo:country="DE" officeooo:paragraph-rsid="0026513b"/>
    </style:style>
    <style:style style:name="P56" style:family="paragraph" style:parent-style-name="Heading_20_3">
      <style:text-properties fo:language="de" fo:country="DE" officeooo:paragraph-rsid="002d2ce5"/>
    </style:style>
    <style:style style:name="P57" style:family="paragraph" style:parent-style-name="Heading_20_3">
      <style:text-properties fo:language="de" fo:country="DE" officeooo:paragraph-rsid="00973f52"/>
    </style:style>
    <style:style style:name="P58" style:family="paragraph" style:parent-style-name="Heading_20_3">
      <style:text-properties fo:language="de" fo:country="DE" fo:font-style="normal" style:font-style-asian="normal" style:font-style-complex="normal"/>
    </style:style>
    <style:style style:name="P59"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0" style:family="paragraph" style:parent-style-name="Heading_20_4">
      <style:text-properties fo:language="de" fo:country="DE"/>
    </style:style>
    <style:style style:name="P61" style:family="paragraph" style:parent-style-name="Heading_20_4">
      <style:text-properties fo:language="de" fo:country="DE" officeooo:paragraph-rsid="0077928b"/>
    </style:style>
    <style:style style:name="P62" style:family="paragraph" style:parent-style-name="Heading_20_4">
      <style:text-properties fo:color="#000000" loext:opacity="100%" fo:language="de" fo:country="DE" officeooo:paragraph-rsid="0062b1e6"/>
    </style:style>
    <style:style style:name="P63"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64"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65" style:family="paragraph" style:parent-style-name="Text_20_body" style:list-style-name="L1">
      <style:text-properties fo:language="de" fo:country="DE" fo:font-style="italic" style:font-style-asian="italic" style:font-style-complex="italic"/>
    </style:style>
    <style:style style:name="P66" style:family="paragraph" style:parent-style-name="Text_20_body" style:list-style-name="L1">
      <style:text-properties fo:language="de" fo:country="DE" fo:font-style="italic" officeooo:rsid="001fffaa" officeooo:paragraph-rsid="001fffaa" style:font-style-asian="italic" style:font-style-complex="italic"/>
    </style:style>
    <style:style style:name="P67" style:family="paragraph" style:parent-style-name="Text_20_body" style:list-style-name="L1">
      <style:text-properties fo:language="de" fo:country="DE" fo:font-style="italic" officeooo:rsid="0020d6e4" officeooo:paragraph-rsid="0020d6e4" style:font-style-asian="italic" style:font-style-complex="italic"/>
    </style:style>
    <style:style style:name="P68" style:family="paragraph" style:parent-style-name="Text_20_body" style:list-style-name="L1">
      <style:text-properties fo:language="de" fo:country="DE" fo:font-style="italic" officeooo:rsid="0024bc41" officeooo:paragraph-rsid="0024bc41" style:font-style-asian="italic" style:font-style-complex="italic"/>
    </style:style>
    <style:style style:name="P69" style:family="paragraph" style:parent-style-name="Text_20_body" style:list-style-name="L1">
      <style:text-properties fo:language="de" fo:country="DE" fo:font-style="italic" officeooo:rsid="0045836a" officeooo:paragraph-rsid="0045836a" style:font-style-asian="italic" style:font-style-complex="italic"/>
    </style:style>
    <style:style style:name="P70" style:family="paragraph" style:parent-style-name="Text_20_body" style:list-style-name="L1">
      <style:text-properties fo:language="de" fo:country="DE" fo:font-style="italic" officeooo:rsid="0045836a" officeooo:paragraph-rsid="00470e68" style:font-style-asian="italic" style:font-style-complex="italic"/>
    </style:style>
    <style:style style:name="P71" style:family="paragraph" style:parent-style-name="Text_20_body" style:list-style-name="L1">
      <style:text-properties fo:language="de" fo:country="DE" fo:font-style="italic" officeooo:rsid="0054b3db" officeooo:paragraph-rsid="0054b3db" style:font-style-asian="italic" style:font-style-complex="italic"/>
    </style:style>
    <style:style style:name="P72" style:family="paragraph" style:parent-style-name="Text_20_body" style:list-style-name="L1">
      <style:text-properties fo:language="de" fo:country="DE" fo:font-style="italic" officeooo:rsid="005568e7" officeooo:paragraph-rsid="005568e7" style:font-style-asian="italic" style:font-style-complex="italic"/>
    </style:style>
    <style:style style:name="P73" style:family="paragraph" style:parent-style-name="Text_20_body" style:list-style-name="L1">
      <style:text-properties fo:language="de" fo:country="DE" fo:font-style="italic" officeooo:rsid="0058298d" officeooo:paragraph-rsid="0058298d" style:font-style-asian="italic" style:font-style-complex="italic"/>
    </style:style>
    <style:style style:name="P74" style:family="paragraph" style:parent-style-name="Text_20_body" style:list-style-name="L1">
      <style:text-properties fo:language="de" fo:country="DE" fo:font-style="italic" officeooo:rsid="005ac26d" officeooo:paragraph-rsid="005ac26d" style:font-style-asian="italic" style:font-style-complex="italic"/>
    </style:style>
    <style:style style:name="P75" style:family="paragraph" style:parent-style-name="Text_20_body" style:list-style-name="L1">
      <style:text-properties fo:language="de" fo:country="DE" fo:font-style="italic" officeooo:rsid="0076208c" officeooo:paragraph-rsid="0076208c" style:font-style-asian="italic" style:font-style-complex="italic"/>
    </style:style>
    <style:style style:name="P76" style:family="paragraph" style:parent-style-name="Text_20_body" style:list-style-name="L1">
      <style:text-properties fo:language="de" fo:country="DE" fo:font-style="italic" officeooo:rsid="00270b28" officeooo:paragraph-rsid="00270b28" style:font-style-asian="italic" style:font-style-complex="italic"/>
    </style:style>
    <style:style style:name="P77" style:family="paragraph" style:parent-style-name="Text_20_body">
      <style:text-properties fo:language="de" fo:country="DE" officeooo:rsid="009d13c8" officeooo:paragraph-rsid="009d13c8"/>
    </style:style>
    <style:style style:name="P78" style:family="paragraph" style:parent-style-name="Text_20_body">
      <style:text-properties officeooo:rsid="009d1e32" officeooo:paragraph-rsid="009d1e32"/>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0faced"/>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9fb76"/>
    </style:style>
    <style:style style:name="T50" style:family="text">
      <style:text-properties officeooo:rsid="003bce1c"/>
    </style:style>
    <style:style style:name="T51" style:family="text">
      <style:text-properties officeooo:rsid="003d9314"/>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4d2e47"/>
    </style:style>
    <style:style style:name="T58" style:family="text">
      <style:text-properties officeooo:rsid="0053f0c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882878"/>
    </style:style>
    <style:style style:name="T73" style:family="text">
      <style:text-properties officeooo:rsid="0090a755"/>
    </style:style>
    <style:style style:name="T74" style:family="text">
      <style:text-properties officeooo:rsid="0093e5b6"/>
    </style:style>
    <style:style style:name="T75" style:family="text">
      <style:text-properties officeooo:rsid="00973f52"/>
    </style:style>
    <style:style style:name="T76" style:family="text">
      <style:text-properties fo:language="de" fo:country="DE" officeooo:rsid="00973f52"/>
    </style:style>
    <style:style style:name="T77" style:family="text">
      <style:text-properties fo:color="#3465a4" loext:opacity="100%" fo:language="de" fo:country="DE" fo:font-style="italic" officeooo:rsid="0040f60b" style:font-style-asian="italic" style:font-style-complex="italic"/>
    </style:style>
    <style:style style:name="T78" style:family="text">
      <style:text-properties fo:color="#3465a4" loext:opacity="100%" fo:language="de" fo:country="DE" fo:font-style="italic" officeooo:rsid="00412fea" style:font-style-asian="italic" style:font-style-complex="italic"/>
    </style:style>
    <style:style style:name="T79" style:family="text">
      <style:text-properties officeooo:rsid="0098b075"/>
    </style:style>
    <style:style style:name="T80" style:family="text">
      <style:text-properties officeooo:rsid="0099d425"/>
    </style:style>
    <style:style style:name="T81" style:family="text">
      <style:text-properties fo:color="#000000" loext:opacity="100%"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BookTracker</text:p>
      <text:p text:style-name="P3"/>
      <text:p text:style-name="P3">Name: <text:span text:style-name="T79">Neumann, Leon</text:span><text:line-break/>Martrikelnummer: <text:span text:style-name="T79">8226045</text:span></text:p>
      <text:p text:style-name="P3"/>
      <text:p text:style-name="P3"/>
      <text:p text:style-name="P4">Abgabedatum: [DATUM]</text:p>
      <text:p text:style-name="P3"/>
      <text:h text:style-name="P51" text:outline-level="1"/>
      <text:p text:style-name="P49">Allgemeine Anmerkungen: </text:p>
      <text:list xml:id="list2640661278" text:style-name="L1">
        <text:list-item>
          <text:p text:style-name="P65">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66">alles muss in UTF-8 codiert sein (Text und Code)</text:p>
        </text:list-item>
        <text:list-item>
          <text:p text:style-name="P67">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68">alles muss ins Repository (Code, Ausarbeitung und alles was damit zusammenhängt)</text:p>
        </text:list-item>
        <text:list-item>
          <text:p text:style-name="P69">die Beispiele sollten wenn möglich vom aktuellen Stand genommen werden</text:p>
          <text:list>
            <text:list-item>
              <text:p text:style-name="P70">finden sich dort keine entsprechenden Beispiele, dürfen auch ältere Commits unter Verweis auf den Commit verwendet werden </text:p>
            </text:list-item>
            <text:list-item>
              <text:p text:style-name="P70"><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71">falls verlangte Negativ-Beispiele nicht vorhanden sind, müssen entsprechend mehr Positiv-Beispiele gebracht werden</text:p>
          <text:list>
            <text:list-item>
              <text:p text:style-name="P71">Achtung: werden im Code entsprechende Negativ-Beispiele gefunden, <text:span text:style-name="T59">gibt es keine Punkte für die zusätzlichen Positiv-Beispiele</text:span></text:p>
            </text:list-item>
            <text:list-item>
              <text:p text:style-name="P72">Beispiele</text:p>
              <text:list>
                <text:list-item>
                  <text:p text:style-name="P72">“Nennen Sie jeweils eine Klasse, die das SRP einhält bzw. <text:span text:style-name="T74">v</text:span>erletzt.”</text:p>
                  <text:list>
                    <text:list-item>
                      <text:p text:style-name="P72">Antwort: Es gibt keine Klasse, die SRP verletzt, daher hier 2 Klassen, die SRP einhalten: [Klasse 1], [Klasse 2]</text:p>
                    </text:list-item>
                    <text:list-item>
                      <text:p text:style-name="P73">Bewertung: falls im Code tatsächlich keine Klasse das SRP verletzt: <text:span text:style-name="T74">volle Punktzahl</text:span> ODER falls im Code mind. eine Klasse SRP verletzt: <text:span text:style-name="T74">halbe Punktzahl</text:span></text:p>
                    </text:list-item>
                  </text:list>
                </text:list-item>
              </text:list>
            </text:list-item>
          </text:list>
        </text:list-item>
        <text:list-item>
          <text:p text:style-name="P74">verlangte Positiv-Beispiele müssen gebracht werden</text:p>
        </text:list-item>
        <text:list-item>
          <text:p text:style-name="P75">Code-Beispiel = Code in das Dokument kopieren</text:p>
        </text:list-item>
      </text:list>
      <text:p text:style-name="P12"/>
      <text:list xml:id="list194947491369684" text:continue-numbering="true" text:style-name="L1">
        <text:list-header>
          <text:p text:style-name="P76"/>
        </text:list-header>
      </text:list>
      <text:h text:style-name="P52" text:outline-level="1">Kapitel 1: <text:span text:style-name="T4">Einführung</text:span></text:h>
      <text:h text:style-name="P53" text:outline-level="3">Übersicht über die Applikation</text:h>
      <text:p text:style-name="P43"><text:span text:style-name="T1">[Was macht die Applikation? Wie funktioniert sie? Welches Problem löst sie/welchen Zweck hat sie?</text:span><text:span text:style-name="T73">]</text:span></text:p>
      <text:p text:style-name="P47">Die Applikation wird verwendet um eine persönliche Digitale Bibliothek zu verwalten. Die zwei Hauptbestandteile sind:</text:p>
      <text:p text:style-name="P47"><text:soft-page-break/><text:tab/>1. Die Leseliste. Hier werden Titel hinzugefügt und vermerkt die der Benutzer in der Zukunft <text:tab/>lesen möchte, unabhängig davon ob er die Titel bereits besitzt oder sich diese wünscht. <text:tab/>Desweiteren kann die Leseliste benutzt werden um sich eine Wunschliste zu generieren (Kein <text:tab/>Besitzt aber vermerkt auf der Leseliste).</text:p>
      <text:p text:style-name="P47"><text:tab/>2. Das Lesearchive. Hier wird gespeichert welche Bücher von der Leseliste wann gelesen <text:tab/>wurden. Das Archive wird vorallem als Datenquelle für eine Analyse für das Leseverhaltens zu <text:tab/>machen.</text:p>
      <text:p text:style-name="P47">Desweiteren können aus den erfassten Daten Statistiken generiert werden. Die Applikation beschäftigt sich vorallem aber mit der Verwaltung der Bücher. So ist es zum Beispiel möglich auch Titel per Web-Suche hinzuzugügen (Realisiert über die Google Books API). Diese Applikation ist ausschließlich eine Kommandozeilen Applikation. Zum persistieren der Daten wurde ein eigenes einfaches, CSV ähliches Format verwendet.</text:p>
      <text:h text:style-name="P53" text:outline-level="3">Wie startet man die Applikation?</text:h>
      <text:p text:style-name="P43"><text:span text:style-name="T73">[</text:span><text:span text:style-name="T12">Wie startet man </text:span><text:span text:style-name="T73">die Applikation</text:span><text:span text:style-name="T12">? </text:span><text:span text:style-name="T75">Welche</text:span><text:span text:style-name="T73"> Voraussetzungen werden benötigt? Schritt-für-Schritt-Anleitung</text:span><text:span text:style-name="T1">]</text:span></text:p>
      <text:p text:style-name="P47">Gerstartet wird die Applikation über ein Doppelclick auf die .exe. Danach wird man aufgefordert eine <text:span text:style-name="T80">bereits exestierende Bibliothek zu laden, oder eine neue zu erstellen. Danach ist man im Hauptmenü der Applikation und kann den vorher beschriebenen Leistunsumfang benutzen.</text:span></text:p>
      <text:p text:style-name="P48">Vorraussetzugen:<text:line-break/>Pfad zur bereits exestierenden Bibliothek bzw.</text:p>
      <text:p text:style-name="P48">Pfad und Speicherplatz für eine neue Bibliothek</text:p>
      <text:h text:style-name="P54" text:outline-level="3">Wie testet man die Applikation?</text:h>
      <text:p text:style-name="P22">[<text:span text:style-name="T75">Wie testet man die Applikation? Welche Voraussetzungen werden benötigt? Schritt-für-Schritt-Anleitung</text:span>]</text:p>
      <text:p text:style-name="P22"/>
      <text:h text:style-name="P50" text:outline-level="1">Kapitel 2: <text:span text:style-name="T1">Clean </text:span>Archite<text:span text:style-name="T2">cture</text:span></text:h>
      <text:h text:style-name="P53" text:outline-level="3">Was ist Clean Architecture?</text:h>
      <text:p text:style-name="P44">[allgemeine Beschreibung <text:span text:style-name="T17">der Clean Architecture</text:span> in eigenen Worten]</text:p>
      <text:p text:style-name="P48">Clean Architecture ist ein Softwareentwurfskonzept, das von Robert C. Martin, auch bekannt als "Uncle Bob", entwickelt wurde. Es beschreibt eine Methode zur Strukturierung von Software-Systemen, die darauf abzielt, die Abhängigkeiten zwischen verschiedenen Komponenten zu reduzieren und die Wartbarkeit, Erweiterbarkeit und Testbarkeit der Software zu verbessern.</text:p>
      <text:p text:style-name="P48"/>
      <text:p text:style-name="P48"><text:soft-page-break/>Die Clean Architecture teilt ein Software-System in verschiedene Schichten ein, wobei jede Schicht eine bestimmte Verantwortung hat und nur von den Schichten darunter abhängig ist. Die äußerste Schicht ist die Benutzeroberfläche, die die Interaktion mit dem Benutzer ermöglicht. Darunter liegen Schichten wie die Anwendungslogik, die Business-Logik enthält, und die Domänenlogik, die die Kernfunktionalität des Systems umfasst. Die unterste Schicht ist die Infrastrukturschicht, die sich um die Datenbank, Netzwerk- und andere technische Aspekte kümmert.</text:p>
      <text:p text:style-name="P48"/>
      <text:p text:style-name="P48">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53" text:outline-level="3">Analyse <text:span text:style-name="T11">der Dependency Rule</text:span></text:h>
      <text:p text:style-name="P23">[<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0" text:outline-level="4">Positiv-Beispiel: Dependency Rule</text:h>
      <text:p text:style-name="P77">Model</text:p>
      <text:h text:style-name="P60" text:outline-level="4">Negativ-Beispiel: Dependency Rule</text:h>
      <text:p text:style-name="P77">I/O</text:p>
      <text:h text:style-name="P59" text:outline-level="3">Analyse der Schichten</text:h>
      <text:p text:style-name="P24">[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0" text:outline-level="4">Schicht: [Name]</text:h>
      <text:h text:style-name="P60" text:outline-level="4">Schicht: [Name]</text:h>
      <text:p text:style-name="P13"/>
      <text:p text:style-name="P18"/>
      <text:h text:style-name="P50" text:outline-level="1">Kapitel 3: <text:span text:style-name="T18">SOLID</text:span></text:h>
      <text:h text:style-name="P53" text:outline-level="3">Analyse <text:span text:style-name="T75">Single-Responsibility-Principle (</text:span><text:span text:style-name="T5">SRP</text:span><text:span text:style-name="T8">)</text:span></text:h>
      <text:p text:style-name="P25">[jeweils ein<text:span text:style-name="T21">e Klasse als</text:span> positives und negatives Beispiel für SRP<text:span text:style-name="T20">; <text:s/></text:span><text:span text:style-name="T21">jeweils UML der Klasse </text:span><text:span text:style-name="T22">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60" text:outline-level="4"><text:soft-page-break/>Positiv-Beispiel</text:h>
      <text:h text:style-name="P60" text:outline-level="4">Negativ-Beispiel</text:h>
      <text:p text:style-name="P11"/>
      <text:h text:style-name="P53" text:outline-level="3">Analyse <text:span text:style-name="T75">Open-Closed-Principle (</text:span>OCP<text:span text:style-name="T75">)</text:span></text:h>
      <text:p text:style-name="P26">[<text:span text:style-name="T61">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62" text:outline-level="4">Positiv-Beispiel</text:h>
      <text:p text:style-name="P78"><text:span text:style-name="T81">List anstatt ArrayList</text:span></text:p>
      <text:h text:style-name="P63" text:outline-level="4">Negativ-Beispiel</text:h>
      <text:p text:style-name="P9"/>
      <text:h text:style-name="P53" text:outline-level="3">Analyse <text:span text:style-name="T75">Liskov-Substitution- (LSP), Interface-Segreggation- (ISP), Dependency-Inversion-Principle (</text:span>DIP<text:span text:style-name="T75">)</text:span></text:h>
      <text:p text:style-name="P27">[<text:span text:style-name="T60">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28">[Anm.: es darf nur ein Prinzip ausgewählt werden; es darf NICHT z.B. ein positives Beispiel für LSP und ein negatives Beispiel für ISP genommen werden]</text:p>
      <text:h text:style-name="P60" text:outline-level="4">Positiv-Beispiel</text:h>
      <text:h text:style-name="P60" text:outline-level="4">Negativ-Beispiel</text:h>
      <text:p text:style-name="P11"/>
      <text:h text:style-name="P50" text:outline-level="1">Kapitel 4: Weitere Prinzipien</text:h>
      <text:h text:style-name="P53" text:outline-level="3">Analyse GRASP: <text:span text:style-name="T31">Geringe </text:span>Kopplung</text:h>
      <text:p text:style-name="P29">[<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61" text:outline-level="4">Positiv-Beispiel</text:h>
      <text:h text:style-name="P64" text:outline-level="4">Negativ-Beispiel</text:h>
      <text:p text:style-name="P10"/>
      <text:h text:style-name="P55" text:outline-level="3"><text:soft-page-break/>Analyse GRASP: <text:span text:style-name="T32">Hohe </text:span><text:span text:style-name="T6">Kohäsion</text:span></text:h>
      <text:p text:style-name="P30">[<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h text:style-name="P56" text:outline-level="3"><text:span text:style-name="T7">D</text:span><text:span text:style-name="T8">on’t </text:span><text:span text:style-name="T7">R</text:span><text:span text:style-name="T8">epeat </text:span><text:span text:style-name="T7">Y</text:span><text:span text:style-name="T8">ourself (DRY)</text:span></text:h>
      <text:p text:style-name="P31">[<text:span text:style-name="T43">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h text:style-name="P50" text:outline-level="1"/>
      <text:h text:style-name="P50" text:outline-level="1">Kapitel <text:span text:style-name="T44">5</text:span>: <text:span text:style-name="T3">Unit Tests</text:span></text:h>
      <text:h text:style-name="P53" text:outline-level="3">10 Unit Tests</text:h>
      <text:p text:style-name="P32">[<text:span text:style-name="T70">Nennung von 10 Unit-Tests und Beschreibung, was getestet wird</text:span>]</text:p>
      <table:table table:name="Table2" table:style-name="Table2">
        <table:table-column table:style-name="Table2.A"/>
        <table:table-column table:style-name="Table2.B"/>
        <table:table-row table:style-name="TableLine2427925772144">
          <table:table-cell table:style-name="Table2.A1" office:value-type="string">
            <text:p text:style-name="P6">Unit Test</text:p>
          </table:table-cell>
          <table:table-cell table:style-name="Table2.B1" office:value-type="string">
            <text:p text:style-name="P6">Beschreibung</text:p>
          </table:table-cell>
        </table:table-row>
        <table:table-row table:style-name="TableLine2427925785472">
          <table:table-cell table:style-name="Table2.A2" office:value-type="string">
            <text:p text:style-name="P8">Klasse#Methode</text:p>
          </table:table-cell>
          <table:table-cell table:style-name="Table2.B2" office:value-type="string">
            <text:p text:style-name="P5"/>
          </table:table-cell>
        </table:table-row>
        <table:table-row table:style-name="TableLine2427925796352">
          <table:table-cell table:style-name="Table2.A2" office:value-type="string">
            <text:p text:style-name="P5"/>
          </table:table-cell>
          <table:table-cell table:style-name="Table2.B2" office:value-type="string">
            <text:p text:style-name="P5"/>
          </table:table-cell>
        </table:table-row>
        <table:table-row table:style-name="TableLine2427925788736">
          <table:table-cell table:style-name="Table2.A2" office:value-type="string">
            <text:p text:style-name="P5"/>
          </table:table-cell>
          <table:table-cell table:style-name="Table2.B2" office:value-type="string">
            <text:p text:style-name="P5"/>
          </table:table-cell>
        </table:table-row>
        <table:table-row table:style-name="TableLine2427925794720">
          <table:table-cell table:style-name="Table2.A2" office:value-type="string">
            <text:p text:style-name="P5"/>
          </table:table-cell>
          <table:table-cell table:style-name="Table2.B2" office:value-type="string">
            <text:p text:style-name="P5"/>
          </table:table-cell>
        </table:table-row>
        <table:table-row table:style-name="TableLine2427925792544">
          <table:table-cell table:style-name="Table2.A2" office:value-type="string">
            <text:p text:style-name="P5"/>
          </table:table-cell>
          <table:table-cell table:style-name="Table2.B2" office:value-type="string">
            <text:p text:style-name="P5"/>
          </table:table-cell>
        </table:table-row>
        <table:table-row table:style-name="TableLine2427925790912">
          <table:table-cell table:style-name="Table2.A2" office:value-type="string">
            <text:p text:style-name="P5"/>
          </table:table-cell>
          <table:table-cell table:style-name="Table2.B2" office:value-type="string">
            <text:p text:style-name="P5"/>
          </table:table-cell>
        </table:table-row>
        <table:table-row table:style-name="TableLine2427925796624">
          <table:table-cell table:style-name="Table2.A2" office:value-type="string">
            <text:p text:style-name="P5"/>
          </table:table-cell>
          <table:table-cell table:style-name="Table2.B2" office:value-type="string">
            <text:p text:style-name="P5"/>
          </table:table-cell>
        </table:table-row>
        <table:table-row table:style-name="TableLine2427925787104">
          <table:table-cell table:style-name="Table2.A2" office:value-type="string">
            <text:p text:style-name="P5"/>
          </table:table-cell>
          <table:table-cell table:style-name="Table2.B2" office:value-type="string">
            <text:p text:style-name="P5"/>
          </table:table-cell>
        </table:table-row>
        <table:table-row table:style-name="TableLine2427925798528">
          <table:table-cell table:style-name="Table2.A2" office:value-type="string">
            <text:p text:style-name="P5"/>
          </table:table-cell>
          <table:table-cell table:style-name="Table2.B2" office:value-type="string">
            <text:p text:style-name="P5"/>
          </table:table-cell>
        </table:table-row>
        <table:table-row table:style-name="TableLine2427925798800">
          <table:table-cell table:style-name="Table2.A2" office:value-type="string">
            <text:p text:style-name="P5"/>
          </table:table-cell>
          <table:table-cell table:style-name="Table2.B2" office:value-type="string">
            <text:p text:style-name="P5"/>
          </table:table-cell>
        </table:table-row>
      </table:table>
      <text:p text:style-name="P14"/>
      <text:h text:style-name="P53" text:outline-level="3">ATRIP: <text:span text:style-name="T45">Automatic</text:span></text:h>
      <text:p text:style-name="P33">[<text:span text:style-name="T45">Begründung/Erläuterung, wie ‘Automatic’ realisiert wurde]</text:span></text:p>
      <text:h text:style-name="P53" text:outline-level="3">ATRIP: Thorough</text:h>
      <text:p text:style-name="P36">[<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text:span><text:span text:style-name="T75">Thorough</text:span><text:span text:style-name="T46">’; </text:span><text:span text:style-name="T71">jeweils Code-Beispiel</text:span><text:span text:style-name="T46">, Analyse und Begründung, was professionell/nicht professionell ist</text:span>]</text:p>
      <text:h text:style-name="P53" text:outline-level="3">ATRIP: P<text:span text:style-name="T46">rofessional</text:span></text:h>
      <text:p text:style-name="P35">[<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Professional’; </text:span><text:span text:style-name="T71">jeweils Code-Beispiel</text:span><text:span text:style-name="T46">, Analyse und Begründung, was professionell/nicht professionell ist</text:span>]</text:p>
      <text:h text:style-name="P54" text:outline-level="3"><text:soft-page-break/>Code Coverage</text:h>
      <text:p text:style-name="P34"><text:span text:style-name="T76">[Code Coverage </text:span><text:span text:style-name="T47">im Projekt </text:span><text:span text:style-name="T76">analysieren und begründen]</text:span></text:p>
      <text:h text:style-name="P53" text:outline-level="3">Fake<text:span text:style-name="T49">s</text:span> und Mocks</text:h>
      <text:p text:style-name="P37">[Analyse und Begründung des Einsatzes von 2 <text:span text:style-name="T50">Fake/Mock-Objekten; zusätzlich jeweils UML Diagramm der Klasse</text:span>]</text:p>
      <text:p text:style-name="P15"/>
      <text:h text:style-name="P50" text:outline-level="1">Kapitel 6: <text:span text:style-name="T51">Domain Driven Design</text:span></text:h>
      <text:h text:style-name="P53" text:outline-level="3">Ubiquitous Language</text:h>
      <text:p text:style-name="P38">[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2427925775136">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style-name="TableLine2427925793360">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42792578275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427925796896">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427925791456">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6"/>
      <text:h text:style-name="P57" text:outline-level="3">Entities</text:h>
      <text:p text:style-name="P41">[UML, Beschreibung und Begründung des Einsatzes eine<text:span text:style-name="T52">r Entity</text:span>; falls kein<text:span text:style-name="T52">e Entity</text:span> vorhanden: ausführliche Begründung, warum es keines geben kann/<text:span text:style-name="T52">hier nicht sinnvoll ist</text:span>]</text:p>
      <text:h text:style-name="P57" text:outline-level="3">Value Objects</text:h>
      <text:p text:style-name="P41"><text:span text:style-name="T77">[UML, Beschreibung und Begründung des Einsatzes eines </text:span><text:span text:style-name="T78">Value Objects</text:span><text:span text:style-name="T77">; falls kein </text:span><text:span text:style-name="T78">Value Object</text:span><text:span text:style-name="T77"> vorhanden: ausführliche Begründung, warum es keines geben kann/</text:span><text:span text:style-name="T78">hier nicht sinnvoll ist</text:span><text:span text:style-name="T77">]</text:span></text:p>
      <text:h text:style-name="P53" text:outline-level="3">Repositories</text:h>
      <text:p text:style-name="P39">[UML, Beschreibung und Begründung des Einsatzes eines Repositories; falls kein Repository vorhanden: ausführliche Begründung, warum es keines geben kann/<text:span text:style-name="T52">hier nicht sinnvoll ist</text:span>]</text:p>
      <text:h text:style-name="P53" text:outline-level="3">Aggregates</text:h>
      <text:p text:style-name="P40">[UML, Besch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7"/>
      <text:h text:style-name="P50" text:outline-level="1"><text:soft-page-break/>Kapitel 7: <text:span text:style-name="T52">Refactoring</text:span></text:h>
      <text:h text:style-name="P53" text:outline-level="3">Code Smells</text:h>
      <text:p text:style-name="P45"><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3"> </text:span><text:span text:style-name="T34">(Pseudo-)Code)]</text:span></text:p>
      <text:h text:style-name="P58" text:outline-level="3"><text:span text:style-name="T57">2 </text:span><text:span text:style-name="T53">R</text:span>efactorings</text:h>
      <text:p text:style-name="P42">[2 unterschiedliche Refactorings aus der Vorlesung anwenden, begründen, sowie UML vorher/nachher liefern; <text:span text:style-name="T72">jeweils auf die Commits verweisen</text:span>]</text:p>
      <text:p text:style-name="P19"/>
      <text:h text:style-name="P50" text:outline-level="1">Kapitel 8: Entwurfsmuster</text:h>
      <text:p text:style-name="P46"><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53" text:outline-level="3">Entwurfsmuster: <text:span text:style-name="T58">[Name]</text:span></text:h>
      <text:h text:style-name="P53" text:outline-level="3">Entwurfsmuster: <text:span text:style-name="T58">[Name]</text:span></text:h>
      <text:p text:style-name="P20"><text:s/></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4-10T19:49:45.780000000</dc:date>
    <meta:editing-duration>PT5H6M46S</meta:editing-duration>
    <meta:editing-cycles>142</meta:editing-cycles>
    <meta:generator>LibreOffice/7.1.2.2$Windows_X86_64 LibreOffice_project/8a45595d069ef5570103caea1b71cc9d82b2aae4</meta:generator>
    <meta:document-statistic meta:table-count="2" meta:image-count="0" meta:object-count="0" meta:page-count="8" meta:paragraph-count="115" meta:word-count="1282" meta:character-count="9576" meta:non-whitespace-character-count="8407"/>
  </office:meta>
</office:document-meta>
</file>